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5.588cm"/>
    </style:style>
    <style:style style:name="co4" style:family="table-column">
      <style:table-column-properties fo:break-before="auto" style:column-width="6.477cm"/>
    </style:style>
    <style:style style:name="co5" style:family="table-column">
      <style:table-column-properties fo:break-before="auto" style:column-width="6.39233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883333333333cm"/>
    </style:style>
    <style:style style:name="ro1" style:family="table-row">
      <style:table-row-properties style:row-height="46.8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Приволжс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6" table:number-columns-repeated="4" table:default-cell-style-name="ce6"/>
        <table:table-column table:style-name="co7" table:default-cell-style-name="ce6"/>
        <table:table-column table:style-name="co6" table:number-columns-repeated="16374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4">
            <text:p>улица</text:p>
          </table:table-cell>
          <table:table-cell table:number-columns-repeated="16379" table:style-name="ce6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Федоровка</text:p>
          </table:table-cell>
          <table:table-cell office:value-type="string" table:style-name="ce8">
            <text:p>ул. 70 лет Октябр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Федоровка</text:p>
          </table:table-cell>
          <table:table-cell office:value-type="string" table:style-name="ce8">
            <text:p>ул. Интернацион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Федоровка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Федоровка</text:p>
          </table:table-cell>
          <table:table-cell office:value-type="string" table:style-name="ce8">
            <text:p>ул. Фрунзе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Федоровка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Аннино</text:p>
          </table:table-cell>
          <table:table-cell office:value-type="string" table:style-name="ce8">
            <text:p>ул. Восто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30 лет Побед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50 лет Октябр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70 лет Октябр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Аврор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Аксак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Аэродром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Больни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Волж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Да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Доро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Зеленая Поля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кв.Ноябрьски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Комар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Коммунистиче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Космонавт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Лермонт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Мелиоратив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Мир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Мичу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Ново-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Ново-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Октябр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Парк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пер. Специалист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пер.Северны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пер.Солнечны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Первома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Пионер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Побед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Пролетар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Профсою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Сама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Спортив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Степ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Строителе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Терешково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Приволжье</text:p>
          </table:table-cell>
          <table:table-cell office:value-type="string" table:style-name="ce7">
            <text:p>с. Приволжье</text:p>
          </table:table-cell>
          <table:table-cell office:value-type="string" table:style-name="ce8">
            <text:p>ул. Юбилей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с.Спасское</text:p>
          </table:table-cell>
          <table:table-cell office:value-type="string" table:style-name="ce8">
            <text:p>ул. Восто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с.Спасское</text:p>
          </table:table-cell>
          <table:table-cell office:value-type="string" table:style-name="ce8">
            <text:p>ул. Галактионо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с.Спасское</text:p>
          </table:table-cell>
          <table:table-cell office:value-type="string" table:style-name="ce8">
            <text:p>пер. Дорожны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с.Спасское</text:p>
          </table:table-cell>
          <table:table-cell office:value-type="string" table:style-name="ce8">
            <text:p>ул. Крестья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с.Спасское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с.Спасское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с.Спасское</text:p>
          </table:table-cell>
          <table:table-cell office:value-type="string" table:style-name="ce8">
            <text:p>ул. РТС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с.Спасское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с.Спасское</text:p>
          </table:table-cell>
          <table:table-cell office:value-type="string" table:style-name="ce8">
            <text:p>ул. Шоссей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с.Спасское</text:p>
          </table:table-cell>
          <table:table-cell office:value-type="string" table:style-name="ce8">
            <text:p>ул. Яблон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п.Садовый</text:p>
          </table:table-cell>
          <table:table-cell office:value-type="string" table:style-name="ce8">
            <text:p>ул. Вишн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п.Садовый</text:p>
          </table:table-cell>
          <table:table-cell office:value-type="string" table:style-name="ce8">
            <text:p>ул. Солн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п.Томанский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п.Томанский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п.Томанский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п.Томанский</text:p>
          </table:table-cell>
          <table:table-cell office:value-type="string" table:style-name="ce8">
            <text:p>ул. Тома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Спасское</text:p>
          </table:table-cell>
          <table:table-cell office:value-type="string" table:style-name="ce7">
            <text:p>п.Томанский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Заволжье</text:p>
          </table:table-cell>
          <table:table-cell office:value-type="string" table:style-name="ce7">
            <text:p>с.Заволжье</text:p>
          </table:table-cell>
          <table:table-cell office:value-type="string" table:style-name="ce8">
            <text:p>ул. Волж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Заволжье</text:p>
          </table:table-cell>
          <table:table-cell office:value-type="string" table:style-name="ce7">
            <text:p>с.Заволжье</text:p>
          </table:table-cell>
          <table:table-cell office:value-type="string" table:style-name="ce8">
            <text:p>пер. Лесно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Заволжье</text:p>
          </table:table-cell>
          <table:table-cell office:value-type="string" table:style-name="ce7">
            <text:p>с.Заволжье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Заволжье</text:p>
          </table:table-cell>
          <table:table-cell office:value-type="string" table:style-name="ce7">
            <text:p>с.Заволжье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Заволжье</text:p>
          </table:table-cell>
          <table:table-cell office:value-type="string" table:style-name="ce7">
            <text:p>с.Заволжье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Заволжье</text:p>
          </table:table-cell>
          <table:table-cell office:value-type="string" table:style-name="ce7">
            <text:p>с.Заволжье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Заволжье</text:p>
          </table:table-cell>
          <table:table-cell office:value-type="string" table:style-name="ce7">
            <text:p>с.Заволжье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Заволжье</text:p>
          </table:table-cell>
          <table:table-cell office:value-type="string" table:style-name="ce7">
            <text:p>с.Заволжье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50 лет Побед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Берез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Больни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Верхня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Волж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Гара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Го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Есен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Льва Толстого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Мир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Некрас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Нижня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Севе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пер. Солнечны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пер. Специалистов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пер. Строителе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Фасад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Давыдовка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Давыдовка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Давыдовка</text:p>
          </table:table-cell>
          <table:table-cell office:value-type="string" table:style-name="ce8">
            <text:p>ул. Пролетар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Давыдовка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Давыдовка</text:p>
          </table:table-cell>
          <table:table-cell office:value-type="string" table:style-name="ce8">
            <text:p>ул. Ю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Софьино</text:p>
          </table:table-cell>
          <table:table-cell office:value-type="string" table:style-name="ce8">
            <text:p>ул. Волж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Софьино</text:p>
          </table:table-cell>
          <table:table-cell office:value-type="string" table:style-name="ce8">
            <text:p>ул. Доро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Софьино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Софьино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Софьино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с. Софьино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Давыдовка</text:p>
          </table:table-cell>
          <table:table-cell office:value-type="string" table:style-name="ce7">
            <text:p>д. Сперанка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пер. 10-й Пятилетки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пер. 10-й Пятилетки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ул. Елизар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пр-кт Комсомольски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ул. Куйбыше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ул. Лен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ул. Магис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ул. Мир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ул. Побед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пр- кт Потап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пер. Пугачева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пер. Пушкина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проезд Сурк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пер. Чапаева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Новоспасский</text:p>
          </table:table-cell>
          <table:table-cell office:value-type="string" table:style-name="ce8">
            <text:p>пер. Щова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 Степняки</text:p>
          </table:table-cell>
          <table:table-cell office:value-type="string" table:style-name="ce8">
            <text:p>ул. 40 лет Побед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 Степняки</text:p>
          </table:table-cell>
          <table:table-cell office:value-type="string" table:style-name="ce8">
            <text:p>ул. 60 лет Октябр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 Степняки</text:p>
          </table:table-cell>
          <table:table-cell office:value-type="string" table:style-name="ce8">
            <text:p>ул. Доро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 Степняки</text:p>
          </table:table-cell>
          <table:table-cell office:value-type="string" table:style-name="ce8">
            <text:p>ул. Лебеде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 Степняки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 Степняки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п. Степняки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Кашпир</text:p>
          </table:table-cell>
          <table:table-cell office:value-type="string" table:style-name="ce8">
            <text:p>ул. Больш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Кашпир</text:p>
          </table:table-cell>
          <table:table-cell office:value-type="string" table:style-name="ce8">
            <text:p>ул. Калино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Кашпир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Кашпир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Кашпир</text:p>
          </table:table-cell>
          <table:table-cell office:value-type="string" table:style-name="ce8">
            <text:p>ул. Песо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Кашпир</text:p>
          </table:table-cell>
          <table:table-cell office:value-type="string" table:style-name="ce8">
            <text:p>ул. Специалист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Кашпир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пер. Волжски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ул. Елизар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ул. Зеле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пер. МТС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ул. Овра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ул. П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ул. Побед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ул. Рыбац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ул. Слав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Новоспасский</text:p>
          </table:table-cell>
          <table:table-cell office:value-type="string" table:style-name="ce7">
            <text:p>с. Бестужевка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п.Золотая Гора</text:p>
          </table:table-cell>
          <table:table-cell office:value-type="string" table:style-name="ce8">
            <text:p>ул. Долот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Нижнепечерское</text:p>
          </table:table-cell>
          <table:table-cell office:value-type="string" table:style-name="ce8">
            <text:p>ул. Лип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Нижнепечерское</text:p>
          </table:table-cell>
          <table:table-cell office:value-type="string" table:style-name="ce8">
            <text:p>ул. Ми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Нижнепечерское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Нижнепечерское</text:p>
          </table:table-cell>
          <table:table-cell office:value-type="string" table:style-name="ce8">
            <text:p>ул. Овра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Нижнепечерское</text:p>
          </table:table-cell>
          <table:table-cell office:value-type="string" table:style-name="ce8">
            <text:p>ул. Сел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п. Гаркино</text:p>
          </table:table-cell>
          <table:table-cell office:value-type="string" table:style-name="ce8">
            <text:p>ул. Варлам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 Тростянка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 Тростянка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 Тростянка</text:p>
          </table:table-cell>
          <table:table-cell office:value-type="string" table:style-name="ce8">
            <text:p>ул. 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 Тростянка</text:p>
          </table:table-cell>
          <table:table-cell office:value-type="string" table:style-name="ce8">
            <text:p>ул. Степ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22 км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40 лет Победы</text:p>
          </table:table-cell>
          <table:table-cell table:number-columns-repeated="7" table:style-name="ce6"/>
          <table:table-cell table:number-columns-repeated="16372" table:style-name="ce1"/>
        </table:table-row>
        <table:table-row table:number-rows-repeated="2"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70 лет Октябр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8 Март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Больни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Братства- Равенст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Вокз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Волж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Глот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Го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Елизар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Железнодоро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Завод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Зеле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Карла Либкнехт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пер. Кооперативны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Крестья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Лени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пер. Ленински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Лепилино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Лесничество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Лыче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Мельни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Ми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Михайло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Октябр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Потап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Пролетар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пер. Рабочи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Свобод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Сирен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Скитал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Совхо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Солн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Соловьи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Спортив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Степ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Строителе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Сурк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Терешково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Тихан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Тру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Хлеб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Шоссей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Щорс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Обшаровка</text:p>
          </table:table-cell>
          <table:table-cell office:value-type="string" table:style-name="ce7">
            <text:p>с.Обшаровка</text:p>
          </table:table-cell>
          <table:table-cell office:value-type="string" table:style-name="ce8">
            <text:p>ул. Элевато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Ильмень</text:p>
          </table:table-cell>
          <table:table-cell office:value-type="string" table:style-name="ce8">
            <text:p>ул. 60 лет Октябр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Ильмень</text:p>
          </table:table-cell>
          <table:table-cell office:value-type="string" table:style-name="ce8">
            <text:p>ул. Запад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Ильмень</text:p>
          </table:table-cell>
          <table:table-cell office:value-type="string" table:style-name="ce8">
            <text:p>ул. Казахста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Ильмень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Ильмень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Ильмень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Ильмень</text:p>
          </table:table-cell>
          <table:table-cell office:value-type="string" table:style-name="ce8">
            <text:p>ул. Почт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Ильмень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Ильмень</text:p>
          </table:table-cell>
          <table:table-cell office:value-type="string" table:style-name="ce8">
            <text:p>ул. Специалист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Ильмень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Ильмень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Ильмень</text:p>
          </table:table-cell>
          <table:table-cell office:value-type="string" table:style-name="ce8">
            <text:p>ул. Энтузиастов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Ильмень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Нижнеозерецкий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Нижнеозерецкий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Нижнеозерецкий</text:p>
          </table:table-cell>
          <table:table-cell office:value-type="string" table:style-name="ce8">
            <text:p>ул. Садовая,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п. Нижнеозерецкий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с. Озерецкое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с. Озерецкое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table:style-name="ce7"/>
          <table:table-cell office:value-type="string" table:style-name="ce7">
            <text:p>Приволжский</text:p>
          </table:table-cell>
          <table:table-cell office:value-type="string" table:style-name="ce7">
            <text:p>СП Ильмень</text:p>
          </table:table-cell>
          <table:table-cell office:value-type="string" table:style-name="ce7">
            <text:p>с. Озерецкое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number-rows-repeated="1048327" table:style-name="ro2">
          <table:table-cell table:number-columns-repeated="16384"/>
        </table:table-row>
      </table:table>
      <table:database-ranges>
        <table:database-range table:target-range-address="Приволжский.E247:Приволжский.E249" table:contains-header="false">
          <table:sort>
            <table:sort-by table:field-number="0"/>
          </table:sort>
        </table:database-range>
        <table:database-range table:target-range-address="Приволжский.A1:Приволжский.E24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Полотцева Оксана Федоровна</dc:creator>
    <meta:creation-date>2019-06-03T08:41:39Z</meta:creation-date>
    <dc:date>2019-10-27T17:49:37Z</dc:date>
    <meta:print-date>2019-09-03T05:33:55Z</meta:print-date>
    <meta:editing-cycles>7</meta:editing-cycles>
    <meta:editing-duration>PT14029S</meta:editing-duration>
  </office:meta>
</office:document-meta>
</file>